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7.698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10.853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10.037cm"/>
    </style:style>
    <style:style style:name="co10" style:family="table-column">
      <style:table-column-properties fo:break-before="auto" style:column-width="4.62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8.334cm"/>
    </style:style>
    <style:style style:name="co14" style:family="table-column">
      <style:table-column-properties fo:break-before="auto" style:column-width="1.259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5.271cm"/>
    </style:style>
    <style:style style:name="co17" style:family="table-column">
      <style:table-column-properties fo:break-before="auto" style:column-width="0.781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1.233cm"/>
    </style:style>
    <style:style style:name="co22" style:family="table-column">
      <style:table-column-properties fo:break-before="auto" style:column-width="4.011cm"/>
    </style:style>
    <style:style style:name="co23" style:family="table-column">
      <style:table-column-properties fo:break-before="auto" style:column-width="7.925cm"/>
    </style:style>
    <style:style style:name="co24" style:family="table-column">
      <style:table-column-properties fo:break-before="auto" style:column-width="4.863cm"/>
    </style:style>
    <style:style style:name="co25" style:family="table-column">
      <style:table-column-properties fo:break-before="auto" style:column-width="0.476cm"/>
    </style:style>
    <style:style style:name="co26" style:family="table-column">
      <style:table-column-properties fo:break-before="auto" style:column-width="4.182cm"/>
    </style:style>
    <style:style style:name="co27" style:family="table-column">
      <style:table-column-properties fo:break-before="auto" style:column-width="7.177cm"/>
    </style:style>
    <style:style style:name="co28" style:family="table-column">
      <style:table-column-properties fo:break-before="auto" style:column-width="5.032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2.683cm"/>
    </style:style>
    <style:style style:name="co32" style:family="table-column">
      <style:table-column-properties fo:break-before="auto" style:column-width="7.518cm"/>
    </style:style>
    <style:style style:name="co33" style:family="table-column">
      <style:table-column-properties fo:break-before="auto" style:column-width="7.211cm"/>
    </style:style>
    <style:style style:name="co34" style:family="table-column">
      <style:table-column-properties fo:break-before="auto" style:column-width="6.904cm"/>
    </style:style>
    <style:style style:name="co35" style:family="table-column">
      <style:table-column-properties fo:break-before="auto" style:column-width="6.632cm"/>
    </style:style>
    <style:style style:name="co36" style:family="table-column">
      <style:table-column-properties fo:break-before="auto" style:column-width="6.837cm"/>
    </style:style>
    <style:style style:name="co37" style:family="table-column">
      <style:table-column-properties fo:break-before="auto" style:column-width="6.258cm"/>
    </style:style>
    <style:style style:name="co38" style:family="table-column">
      <style:table-column-properties fo:break-before="auto" style:column-width="4.928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7.488cm"/>
    </style:style>
    <style:style style:name="co41" style:family="table-column">
      <style:table-column-properties fo:break-before="auto" style:column-width="9.721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fo:background-color="transparent" fo:border="0.06pt solid #000000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ackground-color="transparent" fo:border="0.06pt solid #000000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6" style:family="table-cell" style:parent-style-name="Default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dee7e5" fo:wrap-option="wrap" fo:border="0.06pt solid #000000"/>
      <style:text-properties fo:color="#000000" style:text-outline="false" style:text-line-through-style="none" style:text-line-through-type="none" style:font-name="Bitstream Vera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top"/>
    </style:style>
    <style:style style:name="ce50" style:family="table-cell" style:parent-style-name="Default">
      <style:table-cell-properties fo:background-color="#dee7e5" fo:wrap-option="wrap" fo:border="0.06pt solid #000000"/>
      <style:text-properties fo:color="#000000" style:text-outline="false" style:text-line-through-style="none" style:text-line-through-type="none" style:font-name="Bitstream Vera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3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8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ackground-color="transparent" fo:border="0.06pt solid #000000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fo:background-color="transparent" fo:border="0.06pt solid #000000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0" style:family="table-cell" style:parent-style-name="Default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vertical-align="top"/>
    </style:style>
    <style:style style:name="T5" style:family="text">
      <style:text-properties style:text-outline="false" style:text-line-through-style="none" style:text-line-through-type="none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Bitstream Vera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Bitstream Vera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Noto Sans Arabic U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Noto Sans Arabic U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Bitstream Vera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Bitstream Vera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1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style:text-line-through-type="none" style:text-underline-style="none" style:text-underline-color="font-color" fo:font-weight="normal" fo:font-size="10pt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Unidades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58"/>
        <table:table-column table:style-name="co4" table:default-cell-style-name="ce60"/>
        <table:table-column table:style-name="co4" table:default-cell-style-name="ce54"/>
        <table:table-column table:style-name="co5" table:default-cell-style-name="ce62"/>
        <table:table-column table:style-name="co6" table:number-columns-repeated="2" table:default-cell-style-name="ce62"/>
        <table:table-column table:style-name="co7" table:default-cell-style-name="ce62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2" table:default-cell-style-name="ce105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default-cell-style-name="ce111"/>
        <table:table-column table:style-name="co30" table:default-cell-style-name="ce114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number-columns-repeated="2" table:default-cell-style-name="ce114"/>
        <table:table-column table:style-name="co36" table:default-cell-style-name="ce114"/>
        <table:table-column table:style-name="co37" table:number-columns-repeated="4" table:default-cell-style-name="ce114"/>
        <table:table-column table:style-name="co38" table:default-cell-style-name="ce114"/>
        <table:table-column table:style-name="co39" table:number-columns-repeated="971" table:default-cell-style-name="ce114"/>
        <table:table-column table:style-name="co39" table:number-columns-repeated="2" table:default-cell-style-name="ce119"/>
        <table:table-column table:style-name="co39" table:number-columns-repeated="6" table:default-cell-style-name="ce121"/>
        <table:table-row table:style-name="ro1">
          <table:table-cell table:style-name="ce50" office:value-type="string" calcext:value-type="string">
            <text:p>Multiplicador_Oitava</text:p>
          </table:table-cell>
          <table:table-cell table:style-name="ce53" office:value-type="string" calcext:value-type="string">
            <text:p>Force</text:p>
          </table:table-cell>
          <table:table-cell table:style-name="ce56" office:value-type="string" calcext:value-type="string">
            <text:p>Tipo</text:p>
          </table:table-cell>
          <table:table-cell table:style-name="ce59" office:value-type="string" calcext:value-type="string">
            <text:p>Tipo_PNG</text:p>
          </table:table-cell>
          <table:table-cell table:style-name="ce53" office:value-type="string" calcext:value-type="string">
            <text:p>Corpo</text:p>
          </table:table-cell>
          <table:table-cell table:style-name="ce61" office:value-type="string" calcext:value-type="string">
            <text:p>Nome_Oitava</text:p>
          </table:table-cell>
          <table:table-cell table:style-name="ce61" office:value-type="string" calcext:value-type="string">
            <text:p>Cargo_Oitava</text:p>
          </table:table-cell>
          <table:table-cell table:style-name="ce61" office:value-type="string" calcext:value-type="string">
            <text:p>Subcargo_Oitava</text:p>
          </table:table-cell>
          <table:table-cell table:style-name="ce65" office:value-type="string" calcext:value-type="string">
            <text:p>Multiplicador_Setima</text:p>
          </table:table-cell>
          <table:table-cell table:style-name="ce65" office:value-type="string" calcext:value-type="string">
            <text:p>Nome_Setima</text:p>
          </table:table-cell>
          <table:table-cell table:style-name="ce65" office:value-type="string" calcext:value-type="string">
            <text:p>Cargo_Setima</text:p>
          </table:table-cell>
          <table:table-cell table:style-name="ce65" office:value-type="string" calcext:value-type="string">
            <text:p>Subcargo_Setima</text:p>
          </table:table-cell>
          <table:table-cell table:style-name="ce68" office:value-type="string" calcext:value-type="string">
            <text:p>Multiplicador_Sexta</text:p>
          </table:table-cell>
          <table:table-cell table:style-name="ce68" office:value-type="string" calcext:value-type="string">
            <text:p>Nome_Sexta</text:p>
          </table:table-cell>
          <table:table-cell table:style-name="ce68" office:value-type="string" calcext:value-type="string">
            <text:p>Cargo_Sexta</text:p>
          </table:table-cell>
          <table:table-cell table:style-name="ce104" office:value-type="string" calcext:value-type="string">
            <text:p>Multiplicador_Quinta</text:p>
          </table:table-cell>
          <table:table-cell table:style-name="ce104" office:value-type="string" calcext:value-type="string">
            <text:p>Nome_Quinta</text:p>
          </table:table-cell>
          <table:table-cell table:style-name="ce104" office:value-type="string" calcext:value-type="string">
            <text:p>Cargo_Quinta</text:p>
          </table:table-cell>
          <table:table-cell table:style-name="ce104" office:value-type="string" calcext:value-type="string">
            <text:p>Subcargo_Quinta</text:p>
          </table:table-cell>
          <table:table-cell table:style-name="ce106" office:value-type="string" calcext:value-type="string">
            <text:p>Multiplicador_Quarta</text:p>
          </table:table-cell>
          <table:table-cell table:style-name="ce106" office:value-type="string" calcext:value-type="string">
            <text:p>Nome_Quarta</text:p>
          </table:table-cell>
          <table:table-cell table:style-name="ce106" office:value-type="string" calcext:value-type="string">
            <text:p>Cargo_Quarta</text:p>
          </table:table-cell>
          <table:table-cell table:style-name="ce106" office:value-type="string" calcext:value-type="string">
            <text:p>Subcargo_Quarta</text:p>
          </table:table-cell>
          <table:table-cell table:style-name="ce108" office:value-type="string" calcext:value-type="string">
            <text:p>Multiplicador_Terceira</text:p>
          </table:table-cell>
          <table:table-cell table:style-name="ce108" office:value-type="string" calcext:value-type="string">
            <text:p>Nome_Terceira</text:p>
          </table:table-cell>
          <table:table-cell table:style-name="ce108" office:value-type="string" calcext:value-type="string">
            <text:p>Cargo_Terceira</text:p>
          </table:table-cell>
          <table:table-cell table:style-name="ce108" office:value-type="string" calcext:value-type="string">
            <text:p>Subcargo_Terceira</text:p>
          </table:table-cell>
          <table:table-cell table:style-name="ce110" office:value-type="string" calcext:value-type="string">
            <text:p>Multiplicador_Segunda</text:p>
          </table:table-cell>
          <table:table-cell table:style-name="ce110" office:value-type="string" calcext:value-type="string">
            <text:p>Nome_Segunda</text:p>
          </table:table-cell>
          <table:table-cell table:style-name="ce110" office:value-type="string" calcext:value-type="string">
            <text:p>Cargo_Segunda</text:p>
          </table:table-cell>
          <table:table-cell table:style-name="ce110" office:value-type="string" calcext:value-type="string">
            <text:p><text:span text:style-name="T16">Subc</text:span>argo_Segunda</text:p>
          </table:table-cell>
          <table:table-cell table:style-name="ce110" office:value-type="string" calcext:value-type="string">
            <text:p>Multiplicador_Base</text:p>
          </table:table-cell>
          <table:table-cell table:style-name="ce112" office:value-type="string" calcext:value-type="string">
            <text:p>Nome_Base</text:p>
          </table:table-cell>
          <table:table-cell table:style-name="ce112" office:value-type="string" calcext:value-type="string">
            <text:p>Qtd_Base</text:p>
          </table:table-cell>
          <table:table-cell table:style-name="ce112" office:value-type="string" calcext:value-type="string">
            <text:p>Cargo_Base</text:p>
          </table:table-cell>
          <table:table-cell table:style-name="ce112" office:value-type="string" calcext:value-type="string">
            <text:p>Subcargo_Base</text:p>
          </table:table-cell>
          <table:table-cell table:style-name="ce112" office:value-type="string" calcext:value-type="string">
            <text:p>A_Base</text:p>
          </table:table-cell>
          <table:table-cell table:style-name="ce112" office:value-type="string" calcext:value-type="string">
            <text:p>B_Base</text:p>
          </table:table-cell>
          <table:table-cell table:style-name="ce112" office:value-type="string" calcext:value-type="string">
            <text:p>C_Base</text:p>
          </table:table-cell>
          <table:table-cell table:style-name="ce112" office:value-type="string" calcext:value-type="string">
            <text:p>D_Base</text:p>
          </table:table-cell>
          <table:table-cell table:style-name="ce112" office:value-type="string" calcext:value-type="string">
            <text:p>E_Base</text:p>
          </table:table-cell>
          <table:table-cell table:style-name="ce112" office:value-type="string" calcext:value-type="string">
            <text:p>F_Base</text:p>
          </table:table-cell>
          <table:table-cell table:style-name="ce112" office:value-type="string" calcext:value-type="string">
            <text:p>G_Base</text:p>
          </table:table-cell>
          <table:table-cell table:style-name="ce112" office:value-type="string" calcext:value-type="string">
            <text:p>H_Base</text:p>
          </table:table-cell>
          <table:table-cell table:style-name="ce116" office:value-type="string" calcext:value-type="string">
            <text:p>Total_Regimento</text:p>
          </table:table-cell>
          <table:table-cell table:style-name="ce117" table:number-columns-repeated="971"/>
          <table:table-cell table:style-name="ce118" table:number-columns-repeated="2"/>
          <table:table-cell table:style-name="ce120"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ando</text:p>
          </table:table-cell>
          <table:table-cell table:style-name="ce57" office:value-type="string" calcext:value-type="string">
            <text:p>Corpo RH e Finanças</text:p>
          </table:table-cell>
          <table:table-cell table:style-name="ce57"/>
          <table:table-cell office:value-type="string" calcext:value-type="string">
            <text:p>Corpo Burocrático</text:p>
          </table:table-cell>
          <table:table-cell office:value-type="string" calcext:value-type="string">
            <text:p>Núcleo</text:p>
          </table:table-cell>
          <table:table-cell table:number-columns-repeated="2" office:value-type="string" calcext:value-type="string">
            <text:p>Comandante General de Burocrac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Burocrac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Escritóri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Gerente (Tenente)</text:p>
          </table:table-cell>
          <table:table-cell table:style-name="ce113" office:value-type="string" calcext:value-type="string">
            <text:p><text:span text:style-name="T17">Sub-Gerente (Tenente</text:span>)</text:p>
          </table:table-cell>
          <table:table-cell table:number-columns-repeated="3" table:style-name="ce113" office:value-type="string" calcext:value-type="string">
            <text:p>Analista Burocratico (Aspirante)</text:p>
          </table:table-cell>
          <table:table-cell table:number-columns-repeated="5" table:style-name="ce113" office:value-type="string" calcext:value-type="string">
            <text:p>Non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mando</text:p>
          </table:table-cell>
          <table:table-cell office:value-type="string" calcext:value-type="string">
            <text:p>Corpo Jurídico</text:p>
          </table:table-cell>
          <table:table-cell/>
          <table:table-cell office:value-type="string" calcext:value-type="string">
            <text:p>Corpo Burocrático</text:p>
          </table:table-cell>
          <table:table-cell office:value-type="string" calcext:value-type="string">
            <text:p>Corte</text:p>
          </table:table-cell>
          <table:table-cell table:number-columns-repeated="2" office:value-type="string" calcext:value-type="string">
            <text:p>Juiz Supremo Militar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Jurídic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Capitão Juiz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arca</text:p>
          </table:table-cell>
          <table:table-cell office:value-type="string" calcext:value-type="string">
            <text:p>Juiz de Comarc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Juiz de Var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Juizado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Tabelião (Tenente)</text:p>
          </table:table-cell>
          <table:table-cell table:style-name="ce113" office:value-type="string" calcext:value-type="string">
            <text:p><text:span text:style-name="T17">Sub-Tabelião (Tenente</text:span>)</text:p>
          </table:table-cell>
          <table:table-cell table:number-columns-repeated="3" table:style-name="ce113" office:value-type="string" calcext:value-type="string">
            <text:p>Analista Juridico (Aspirante)</text:p>
          </table:table-cell>
          <table:table-cell table:number-columns-repeated="5" table:style-name="ce113" office:value-type="string" calcext:value-type="string">
            <text:p>Non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Cibernética de Campo</text:p>
          </table:table-cell>
          <table:table-cell table:style-name="ce57"/>
          <table:table-cell office:value-type="string" calcext:value-type="string">
            <text:p>Corpo Cibernét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e Cibernetic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Cibernétic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iberné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Cibernética (Tenente)</text:p>
          </table:table-cell>
          <table:table-cell table:style-name="ce113" office:value-type="string" calcext:value-type="string">
            <text:p><text:span text:style-name="T17">Supervisor de Cibernética (Tenente</text:span>)</text:p>
          </table:table-cell>
          <table:table-cell table:number-columns-repeated="3" table:style-name="ce113" office:value-type="string" calcext:value-type="string">
            <text:p>Tecnico de Cibernetica (Sargento)</text:p>
          </table:table-cell>
          <table:table-cell table:number-columns-repeated="5" table:style-name="ce113" office:value-type="string" calcext:value-type="string">
            <text:p>None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4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<text:span text:style-name="T12">Cibernética</text:span> de Casa</text:p>
          </table:table-cell>
          <table:table-cell table:style-name="ce57"/>
          <table:table-cell table:style-name="ce55" office:value-type="string" calcext:value-type="string">
            <text:p>Corpo Cibernét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office:value-type="string" calcext:value-type="string">
            <text:p>Comandante General de Cibernetic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Cibernétic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iberné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Cibernética (Tenente)</text:p>
          </table:table-cell>
          <table:table-cell table:style-name="ce113" office:value-type="string" calcext:value-type="string">
            <text:p><text:span text:style-name="T17">Supervisor de Cibernética (Tenente</text:span>)</text:p>
          </table:table-cell>
          <table:table-cell table:number-columns-repeated="3" table:style-name="ce113" office:value-type="string" calcext:value-type="string">
            <text:p>Tecnico de Cibernetica (Sargento)</text:p>
          </table:table-cell>
          <table:table-cell table:number-columns-repeated="5" table:style-name="ce113" office:value-type="string" calcext:value-type="string">
            <text:p>Operador de Telemática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Instrução de Sobrevivência e Civilismo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Instrução e Treinamento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Instrução de Guerr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Instrução e Treinamento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a Selv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o Deserto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a Tundr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a Montanh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Urban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<text:span text:style-name="T13">Escola de Especialização d</text:span>a Marinh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Marinheiro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<text:span text:style-name="T13">Escola de Especialização d</text:span>a Aeronáutic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Aeronauta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Sargento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Instrução Superior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<text:span text:style-name="T14">Subsecretário (Capitão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rofessor Assistente (Tenente)</text:p>
          </table:table-cell>
          <table:table-cell table:style-name="ce113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Oficiai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Oficiai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<text:span text:style-name="T14">Subsecretário (Coronel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rofessor Assistente (Capitão)</text:p>
          </table:table-cell>
          <table:table-cell table:style-name="ce113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Superior de Guerr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Superior de Guerra <text:s/>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General_1)</text:p>
          </table:table-cell>
          <table:table-cell office:value-type="string" calcext:value-type="string">
            <text:p>Vice-Diretor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General_1)</text:p>
          </table:table-cell>
          <table:table-cell office:value-type="string" calcext:value-type="string">
            <text:p>Primeiro Oficial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span text:style-name="T14">Secretário (General_1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General_1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rofessor Assistente (Coronel)</text:p>
          </table:table-cell>
          <table:table-cell table:style-name="ce113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de Suprimentos Doméstico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de Máquina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Aeronáutico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Naval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Terrestre/Expedicionario</text:p>
          </table:table-cell>
          <table:table-cell office:value-type="string" calcext:value-type="string">
            <text:p>Infantaria Motorizada</text:p>
          </table:table-cell>
          <table:table-cell table:style-name="ce57" office:value-type="string" calcext:value-type="string">
            <text:p>/home/rila/Documents/Projeto_Game_Definitivo/military_sistem/Jogo/PNG/AFU_inf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1920" calcext:value-type="float">
            <text:p>192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57" office:value-type="string" calcext:value-type="string">
            <text:p>Fuzileiros Terrestres</text:p>
          </table:table-cell>
          <table:table-cell table:style-name="ce57" office:value-type="string" calcext:value-type="string">
            <text:p>/home/rila/Documents/Projeto_Game_Definitivo/military_sistem/Jogo/PNG/AFU_inf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/Misto</text:p>
          </table:table-cell>
          <table:table-cell table:style-name="ce57" office:value-type="string" calcext:value-type="string">
            <text:p>Fuzileiros Paraquedistas</text:p>
          </table:table-cell>
          <table:table-cell table:style-name="ce57" office:value-type="string" calcext:value-type="string">
            <text:p>/home/rila/Documents/Projeto_Game_Definitivo/military_sistem/Jogo/PNG/AFU_fuza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/Misto</text:p>
          </table:table-cell>
          <table:table-cell table:style-name="ce57" office:value-type="string" calcext:value-type="string">
            <text:p>Fuzileiros Navais</text:p>
          </table:table-cell>
          <table:table-cell table:style-name="ce57" office:value-type="string" calcext:value-type="string">
            <text:p>/home/rila/Documents/Projeto_Game_Definitivo/military_sistem/Jogo/PNG/AFU_fuzn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</text:p>
          </table:table-cell>
          <table:table-cell office:value-type="string" calcext:value-type="string">
            <text:p>Cavalaria Blindada</text:p>
          </table:table-cell>
          <table:table-cell table:style-name="ce57" office:value-type="string" calcext:value-type="string">
            <text:p>/home/rila/Documents/Projeto_Game_Definitivo/military_sistem/Jogo/PNG/AFU_cav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office:value-type="string" calcext:value-type="string">
            <text:p>Cavalaria Helitransportada</text:p>
          </table:table-cell>
          <table:table-cell table:style-name="ce57" office:value-type="string" calcext:value-type="string">
            <text:p>/home/rila/Documents/Projeto_Game_Definitivo/military_sistem/Jogo/PNG/AFU_fuza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office:value-type="string" calcext:value-type="string">
            <text:p>Cavalaria Anfíbia</text:p>
          </table:table-cell>
          <table:table-cell table:style-name="ce57" office:value-type="string" calcext:value-type="string">
            <text:p>/home/rila/Documents/Projeto_Game_Definitivo/military_sistem/Jogo/PNG/AFU_fuzn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table:style-name="ce57" office:value-type="string" calcext:value-type="string">
            <text:p>Specops</text:p>
          </table:table-cell>
          <table:table-cell table:style-name="ce57" office:value-type="string" calcext:value-type="string">
            <text:p>/home/rila/Documents/Projeto_Game_Definitivo/military_sistem/Jogo/PNG/AFU_Comandos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57" office:value-type="string" calcext:value-type="string">
            <text:p>Tanque</text:p>
          </table:table-cell>
          <table:table-cell table:style-name="ce57" office:value-type="string" calcext:value-type="string">
            <text:p>/home/rila/Documents/Projeto_Game_Definitivo/military_sistem/Jogo/PNG/AFU_cav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style-name="ce113" table:number-columns-repeated="5"/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57" office:value-type="string" calcext:value-type="string">
            <text:p>Artilharia</text:p>
          </table:table-cell>
          <table:table-cell table:style-name="ce57" office:value-type="string" calcext:value-type="string">
            <text:p>/home/rila/Documents/Projeto_Game_Definitivo/military_sistem/Jogo/PNG/AFU_art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style-name="Default" office:value-type="float" office:value="960" calcext:value-type="float">
            <text:p>96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suport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2" table:style-name="ce113" office:value-type="string" calcext:value-type="string">
            <text:p>Aeronauta (Aspirante)</text:p>
          </table:table-cell>
          <table:table-cell table:style-name="ce113"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Helileve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patrol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2" table:style-name="ce113" office:value-type="string" calcext:value-type="string">
            <text:p>Aeronauta (Aspirante)</text:p>
          </table:table-cell>
          <table:table-cell table:style-name="ce113"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Dronepatrol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solo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Helisolo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Dronesolo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superior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Dronesuperior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bomba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4" table:style-name="ce113" office:value-type="string" calcext:value-type="string">
            <text:p>Aeronauta (Aspirante)</text:p>
          </table:table-cell>
          <table:table-cell table:style-name="ce113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SRM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de SRM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ão</text:p>
          </table:table-cell>
          <table:table-cell office:value-type="string" calcext:value-type="string">
            <text:p>Capitão de Sistema RM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office:value-type="string" calcext:value-type="string">
            <text:p>Comandante de Bater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Pont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istema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istema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8" table:style-name="ce113" office:value-type="string" calcext:value-type="string">
            <text:p>Aeronauta (Aspirante)</text:p>
          </table:table-cell>
          <table:table-cell table:style-name="Default"/>
          <table:table-cell table:number-columns-repeated="979"/>
        </table:table-row>
        <table:table-row table:style-name="ro6"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Navipatrol(Light)</text:p>
          </table:table-cell>
          <table:table-cell table:style-name="ce57" office:value-type="string" calcext:value-type="string">
            <text:p>/home/rila/Documents/Projeto_Game_Definitivo/military_sistem/Jogo/PNG/AFU_guaco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s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style-name="ce113" office:value-type="string" calcext:value-type="string">
            <text:p>Marinheiro (Cabo)</text:p>
          </table:table-cell>
          <table:table-cell table:style-name="ce113" table:number-columns-repeated="7"/>
          <table:table-cell table:style-name="Default" office:value-type="float" office:value="24" calcext:value-type="float">
            <text:p>24</text:p>
          </table:table-cell>
          <table:table-cell table:number-columns-repeated="979"/>
        </table:table-row>
        <table:table-row table:style-name="ro6"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Navipatrol(Heavy)</text:p>
          </table:table-cell>
          <table:table-cell table:style-name="ce57" office:value-type="string" calcext:value-type="string">
            <text:p>/home/rila/Documents/Projeto_Game_Definitivo/military_sistem/Jogo/PNG/AFU_guaco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s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4" table:style-name="ce113" office:value-type="string" calcext:value-type="string">
            <text:p>Marinheiro (Cabo)</text:p>
          </table:table-cell>
          <table:table-cell table:style-name="ce113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b(Diesel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Submarin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b(Nuclear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Submarino Nuclea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979"/>
        </table:table-row>
        <table:table-row table:style-name="ro6"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Corvette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rve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979"/>
        </table:table-row>
        <table:table-row table:style-name="ro6"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Frigate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Fraga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36" calcext:value-type="float">
            <text:p>36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288" calcext:value-type="float">
            <text:p>288</text:p>
          </table:table-cell>
          <table:table-cell table:number-columns-repeated="979"/>
        </table:table-row>
        <table:table-row table:style-name="ro6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Destroyer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Destroye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60" calcext:value-type="float">
            <text:p>6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Cruiser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ruzado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90" calcext:value-type="float">
            <text:p>9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720" calcext:value-type="float">
            <text:p>720</text:p>
          </table:table-cell>
          <table:table-cell table:number-columns-repeated="979"/>
        </table:table-row>
        <table:table-row table:style-name="ro6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AntiSub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AntiSub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Projection (Porta Helicoptero Anfíbio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PH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200" calcext:value-type="float">
            <text:p>20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1600" calcext:value-type="float">
            <text:p>1600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Projection (Porta Aviao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P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500" calcext:value-type="float">
            <text:p>50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4000" calcext:value-type="float">
            <text:p>400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Engenharia de Campo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de Combate (Cabo)</text:p>
          </table:table-cell>
          <table:table-cell table:style-name="Default" office:value-type="float" office:value="270" calcext:value-type="float">
            <text:p>27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Civil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Doméstica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de Máquinas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Aeronáutica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Naval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ecial</text:p>
          </table:table-cell>
          <table:table-cell table:style-name="ce57" office:value-type="string" calcext:value-type="string">
            <text:p>Comandos</text:p>
          </table:table-cell>
          <table:table-cell table:style-name="ce57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64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Commandos (Coronel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ommandos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Comandos (Tenente)</text:p>
          </table:table-cell>
          <table:table-cell table:style-name="ce113" office:value-type="string" calcext:value-type="string">
            <text:p>Sargento de Comandos (Sargento)</text:p>
          </table:table-cell>
          <table:table-cell table:number-columns-repeated="3" table:style-name="ce113" office:value-type="string" calcext:value-type="string">
            <text:p>Commando (Sargento)</text:p>
          </table:table-cell>
          <table:table-cell table:style-name="ce113" office:value-type="string" calcext:value-type="string">
            <text:p>Sargento de Comandos (Sargento)</text:p>
          </table:table-cell>
          <table:table-cell table:number-columns-repeated="4" table:style-name="ce113" office:value-type="string" calcext:value-type="string">
            <text:p>Commando (Sargento)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ecial</text:p>
          </table:table-cell>
          <table:table-cell table:style-name="ce57" office:value-type="string" calcext:value-type="string">
            <text:p>Agentes</text:p>
          </table:table-cell>
          <table:table-cell table:style-name="ce57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64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ia de Intel (Coronel) 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Intel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Oficial de Caso (Tenente)</text:p>
          </table:table-cell>
          <table:table-cell table:number-columns-repeated="4" table:style-name="ce113" office:value-type="string" calcext:value-type="string">
            <text:p>Agente de Campo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ecial</text:p>
          </table:table-cell>
          <table:table-cell table:style-name="ce57" office:value-type="string" calcext:value-type="string">
            <text:p>Agência</text:p>
          </table:table-cell>
          <table:table-cell table:style-name="ce57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64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ia de Intel (Coronel) 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Intel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Oficial de Caso (Tenente)</text:p>
          </table:table-cell>
          <table:table-cell table:number-columns-repeated="4" table:style-name="ce113" office:value-type="string" calcext:value-type="string">
            <text:p>Agente Analista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Logística de Campo</text:p>
          </table:table-cell>
          <table:table-cell table:style-name="ce57"/>
          <table:table-cell office:value-type="string" calcext:value-type="string">
            <text:p>Corpo Logist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Logis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Logistica (Tenente)</text:p>
          </table:table-cell>
          <table:table-cell table:style-name="ce113" office:value-type="string" calcext:value-type="string">
            <text:p>Sargento de Logistica (Sargento)</text:p>
          </table:table-cell>
          <table:table-cell table:number-columns-repeated="3" table:style-name="ce113" office:value-type="string" calcext:value-type="string">
            <text:p>Cabo de Logistica (Cabo)</text:p>
          </table:table-cell>
          <table:table-cell table:style-name="ce113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Aerocargo</text:p>
          </table:table-cell>
          <table:table-cell table:style-name="ce57"/>
          <table:table-cell table:style-name="ce55" office:value-type="string" calcext:value-type="string">
            <text:p>Corpo Logistico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Brigadeiro de Logistica de Ala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Logistica Aeronáu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4" table:style-name="ce113" office:value-type="string" calcext:value-type="string">
            <text:p>Aeronauta (Aspirante)</text:p>
          </table:table-cell>
          <table:table-cell table:style-name="ce113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2"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Navicargo</text:p>
          </table:table-cell>
          <table:table-cell table:style-name="ce57"/>
          <table:table-cell table:style-name="ce55" office:value-type="string" calcext:value-type="string">
            <text:p>Corpo Logistico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office:value-type="string" calcext:value-type="string">
            <text:p>Almirante de Logistica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Logistica Naval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Navicarg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avisuport</text:p>
          </table:table-cell>
          <table:table-cell table:style-name="ce57"/>
          <table:table-cell office:value-type="string" calcext:value-type="string">
            <text:p>Corpo Logistico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Navisuport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Logística de Casa</text:p>
          </table:table-cell>
          <table:table-cell table:style-name="ce57"/>
          <table:table-cell table:style-name="ce55" office:value-type="string" calcext:value-type="string">
            <text:p>Corpo Logist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Logis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Logistica (Tenente)</text:p>
          </table:table-cell>
          <table:table-cell table:style-name="ce113" office:value-type="string" calcext:value-type="string">
            <text:p>Sargento de Logistica (Sargento)</text:p>
          </table:table-cell>
          <table:table-cell table:style-name="ce113" office:value-type="string" calcext:value-type="string">
            <text:p>Cabo de Logistica (Cabo)</text:p>
          </table:table-cell>
          <table:table-cell table:number-columns-repeated="7" table:style-name="ce113" office:value-type="string" calcext:value-type="string">
            <text:p>Peão (Recruta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cânica de Campo</text:p>
          </table:table-cell>
          <table:table-cell table:style-name="ce57"/>
          <table:table-cell table:style-name="ce55" office:value-type="string" calcext:value-type="string">
            <text:p>Corpo Mecân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canic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can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Mecanica (Tenente)</text:p>
          </table:table-cell>
          <table:table-cell table:style-name="ce113" office:value-type="string" calcext:value-type="string">
            <text:p>Sargento de Mecanica (Sargento)</text:p>
          </table:table-cell>
          <table:table-cell table:number-columns-repeated="3" table:style-name="ce113" office:value-type="string" calcext:value-type="string">
            <text:p>Mecanico (Cabo)</text:p>
          </table:table-cell>
          <table:table-cell table:style-name="ce113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cânica de Casa</text:p>
          </table:table-cell>
          <table:table-cell table:style-name="ce57"/>
          <table:table-cell table:style-name="ce55" office:value-type="string" calcext:value-type="string">
            <text:p>Corpo Mecân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canic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can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Mecanica (Tenente)</text:p>
          </table:table-cell>
          <table:table-cell table:style-name="ce113" office:value-type="string" calcext:value-type="string">
            <text:p>Sargento de Mecanica (Sargento)</text:p>
          </table:table-cell>
          <table:table-cell table:number-columns-repeated="3" table:style-name="ce113" office:value-type="string" calcext:value-type="string">
            <text:p>Mecanico (Cabo)</text:p>
          </table:table-cell>
          <table:table-cell table:style-name="ce113" office:value-type="string" calcext:value-type="string">
            <text:p>Sargento de Mecanica (Sargento)</text:p>
          </table:table-cell>
          <table:table-cell table:number-columns-repeated="4" table:style-name="ce113" office:value-type="string" calcext:value-type="string">
            <text:p>Mecanico (Cabo)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dicina de Campo</text:p>
          </table:table-cell>
          <table:table-cell table:style-name="ce57"/>
          <table:table-cell table:style-name="ce55" office:value-type="string" calcext:value-type="string">
            <text:p>Corpo Méd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dicin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dicin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Medico (Tenente)</text:p>
          </table:table-cell>
          <table:table-cell table:style-name="ce113" office:value-type="string" calcext:value-type="string">
            <text:p>Cirurgião de Combate (Tenente)</text:p>
          </table:table-cell>
          <table:table-cell table:style-name="ce113" office:value-type="string" calcext:value-type="string">
            <text:p>Enfermeiro de Combate (Sargento)</text:p>
          </table:table-cell>
          <table:table-cell table:number-columns-repeated="2" table:style-name="ce113" office:value-type="string" calcext:value-type="string">
            <text:p>Paramedico (Cabo)</text:p>
          </table:table-cell>
          <table:table-cell table:style-name="ce113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dicina de Casa</text:p>
          </table:table-cell>
          <table:table-cell table:style-name="ce57"/>
          <table:table-cell table:style-name="ce55" office:value-type="string" calcext:value-type="string">
            <text:p>Corpo Méd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 Clinico</text:p>
          </table:table-cell>
          <table:table-cell office:value-type="string" calcext:value-type="string">
            <text:p>Diretor de Medicin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Capitão de Medicin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ario de Medicin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nica</text:p>
          </table:table-cell>
          <table:table-cell office:value-type="string" calcext:value-type="string">
            <text:p>Subsecretário de Medicin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Medico Especialista <text:s/>(Tenente)</text:p>
          </table:table-cell>
          <table:table-cell table:style-name="ce113" office:value-type="string" calcext:value-type="string">
            <text:p>Médico Plantonista <text:s/>(Tenente)</text:p>
          </table:table-cell>
          <table:table-cell table:style-name="ce113" office:value-type="string" calcext:value-type="string">
            <text:p>Enfermeiro Hospitalar (Sargento)</text:p>
          </table:table-cell>
          <table:table-cell table:style-name="ce113" office:value-type="string" calcext:value-type="string">
            <text:p><text:span text:style-name="T17">Enfermeiro</text:span> (Sargento)</text:p>
          </table:table-cell>
          <table:table-cell table:style-name="ce113" office:value-type="string" calcext:value-type="string">
            <text:p>Paramedico (Cabo)</text:p>
          </table:table-cell>
          <table:table-cell table:style-name="ce113" table:number-columns-repeated="5"/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icia</text:p>
          </table:table-cell>
          <table:table-cell table:style-name="ce57" office:value-type="string" calcext:value-type="string">
            <text:p>Policia Militar</text:p>
          </table:table-cell>
          <table:table-cell table:style-name="ce57"/>
          <table:table-cell office:value-type="string" calcext:value-type="string">
            <text:p>Corpo Policial</text:p>
          </table:table-cell>
          <table:table-cell office:value-type="string" calcext:value-type="string">
            <text:p>Superintendencia</text:p>
          </table:table-cell>
          <table:table-cell table:number-columns-repeated="2" office:value-type="string" calcext:value-type="string">
            <text:p>Superintendente General de Polícia (General_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Intendente General de Polícia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office:value-type="string" calcext:value-type="string">
            <text:p>Comissário General de Polícia (General_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Políci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Patrulha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Patrulha (Tenente)</text:p>
          </table:table-cell>
          <table:table-cell table:style-name="ce113" office:value-type="string" calcext:value-type="string">
            <text:p>Sargento de Patrulha (Sargento)</text:p>
          </table:table-cell>
          <table:table-cell table:number-columns-repeated="3" table:style-name="ce113" office:value-type="string" calcext:value-type="string">
            <text:p>Patrulheiro (Cabo)</text:p>
          </table:table-cell>
          <table:table-cell table:style-name="ce113" office:value-type="string" calcext:value-type="string">
            <text:p>Sargento de Patrulha (Sargento)</text:p>
          </table:table-cell>
          <table:table-cell table:number-columns-repeated="4" table:style-name="ce113" office:value-type="string" calcext:value-type="string">
            <text:p>Patrulheiro (Cabo)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icia</text:p>
          </table:table-cell>
          <table:table-cell table:style-name="ce57" office:value-type="string" calcext:value-type="string">
            <text:p>Policia Institucional</text:p>
          </table:table-cell>
          <table:table-cell table:style-name="ce57"/>
          <table:table-cell office:value-type="string" calcext:value-type="string">
            <text:p>Corpo Policial</text:p>
          </table:table-cell>
          <table:table-cell office:value-type="string" calcext:value-type="string">
            <text:p>Superintendencia</text:p>
          </table:table-cell>
          <table:table-cell table:number-columns-repeated="2" office:value-type="string" calcext:value-type="string">
            <text:p>Superintendente General de Polícia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Intendente General de Polícia (General_2)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egacia Geral</text:p>
          </table:table-cell>
          <table:table-cell office:value-type="string" calcext:value-type="string">
            <text:p>Comissário General de Políci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Comandante de Políci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ania</text:p>
          </table:table-cell>
          <table:table-cell office:value-type="string" calcext:value-type="string">
            <text:p>Capitão Comissári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span text:style-name="T15">Delegado de Policia (Aspirante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ssariado</text:p>
          </table:table-cell>
          <table:table-cell office:value-type="string" calcext:value-type="string">
            <text:p>Comissário de Políci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omissão</text:p>
          </table:table-cell>
          <table:table-cell table:style-name="ce113" office:value-type="float" office:value="5" calcext:value-type="float">
            <text:p>5</text:p>
          </table:table-cell>
          <table:table-cell table:style-name="ce115" office:value-type="string" calcext:value-type="string">
            <text:p>Inspetor de Polícia (Tenente)</text:p>
          </table:table-cell>
          <table:table-cell table:number-columns-repeated="2" table:style-name="ce115" office:value-type="string" calcext:value-type="string">
            <text:p>Sargento Detetive (Sargento)</text:p>
          </table:table-cell>
          <table:table-cell table:style-name="ce115" office:value-type="string" calcext:value-type="string">
            <text:p>Detetive Aspirante (Cabo)</text:p>
          </table:table-cell>
          <table:table-cell table:style-name="ce115" office:value-type="string" calcext:value-type="string">
            <text:p>Analista (Cabo)</text:p>
          </table:table-cell>
          <table:table-cell table:style-name="ce113" table:number-columns-repeated="5"/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ivas" table:style-name="ta1">
        <table:table-column table:style-name="co39" table:default-cell-style-name="ce122"/>
        <table:table-column table:style-name="co39" table:default-cell-style-name="ce125"/>
        <table:table-column table:style-name="co40" table:default-cell-style-name="Default"/>
        <table:table-column table:style-name="co40" table:default-cell-style-name="ce122"/>
        <table:table-column table:style-name="co41" table:default-cell-style-name="ce127"/>
        <table:table-column table:style-name="co39" table:number-columns-repeated="3" table:default-cell-style-name="ce127"/>
        <table:table-column table:style-name="co39" table:default-cell-style-name="ce122"/>
        <table:table-column table:style-name="co39" table:default-cell-style-name="ce127"/>
        <table:table-column table:style-name="co39" table:default-cell-style-name="ce122"/>
        <table:table-column table:style-name="co39" table:number-columns-repeated="2" table:default-cell-style-name="ce127"/>
        <table:table-column table:style-name="co39" table:number-columns-repeated="5" table:default-cell-style-name="ce146"/>
        <table:table-column table:style-name="co39" table:default-cell-style-name="ce128"/>
        <table:table-column table:style-name="co39" table:number-columns-repeated="3" table:default-cell-style-name="ce146"/>
        <table:table-column table:style-name="co39" table:default-cell-style-name="ce128"/>
        <table:table-column table:style-name="co39" table:number-columns-repeated="1001" table:default-cell-style-name="Default"/>
        <table:table-row table:style-name="ro8">
          <table:table-cell office:value-type="string" calcext:value-type="string">
            <text:p>Force</text:p>
          </table:table-cell>
          <table:table-cell table:style-name="ce122" office:value-type="string" calcext:value-type="string">
            <text:p>Ex_Coord</text:p>
          </table:table-cell>
          <table:table-cell table:style-name="ce122" office:value-type="string" calcext:value-type="string">
            <text:p>Cidade</text:p>
          </table:table-cell>
          <table:table-cell office:value-type="string" calcext:value-type="string">
            <text:p>Exercito</text:p>
          </table:table-cell>
          <table:table-cell table:style-name="ce122" office:value-type="string" calcext:value-type="string">
            <text:p>Exe_PNG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Cidade_Div</text:p>
          </table:table-cell>
          <table:table-cell table:style-name="ce129" office:value-type="string" calcext:value-type="string">
            <text:p>Div_PNG</text:p>
          </table:table-cell>
          <table:table-cell office:value-type="string" calcext:value-type="string">
            <text:p>ID_Brigada</text:p>
          </table:table-cell>
          <table:table-cell table:style-name="ce122" office:value-type="string" calcext:value-type="string">
            <text:p>Bri_PNG</text:p>
          </table:table-cell>
          <table:table-cell office:value-type="string" calcext:value-type="string">
            <text:p>Brigada</text:p>
          </table:table-cell>
          <table:table-cell table:style-name="ce122" office:value-type="string" calcext:value-type="string">
            <text:p>Cidade_Brig</text:p>
          </table:table-cell>
          <table:table-cell table:style-name="ce122" office:value-type="string" calcext:value-type="string">
            <text:p>Reg_PNG</text:p>
          </table:table-cell>
          <table:table-cell table:style-name="ce122" office:value-type="string" calcext:value-type="string">
            <text:p>Regimento_1</text:p>
          </table:table-cell>
          <table:table-cell table:style-name="ce122" office:value-type="string" calcext:value-type="string">
            <text:p>Regimento_2</text:p>
          </table:table-cell>
          <table:table-cell table:style-name="ce122" office:value-type="string" calcext:value-type="string">
            <text:p>Regimento_3</text:p>
          </table:table-cell>
          <table:table-cell table:style-name="ce122" office:value-type="string" calcext:value-type="string">
            <text:p>Regimento_4</text:p>
          </table:table-cell>
          <table:table-cell table:style-name="ce122" office:value-type="string" calcext:value-type="string">
            <text:p>Regimento_5</text:p>
          </table:table-cell>
          <table:table-cell table:style-name="ce122" office:value-type="string" calcext:value-type="string">
            <text:p>Regimento_6</text:p>
          </table:table-cell>
          <table:table-cell table:style-name="ce122" office:value-type="string" calcext:value-type="string">
            <text:p>Regimento_7</text:p>
          </table:table-cell>
          <table:table-cell table:style-name="ce122" office:value-type="string" calcext:value-type="string">
            <text:p>Regimento_8</text:p>
          </table:table-cell>
          <table:table-cell table:style-name="ce122" office:value-type="string" calcext:value-type="string">
            <text:p>Regimento_9</text:p>
          </table:table-cell>
          <table:table-cell table:style-name="ce122" office:value-type="string" calcext:value-type="string">
            <text:p>Regimento_10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Executiva</text:p>
          </table:table-cell>
          <table:table-cell office:value-type="string" calcext:value-type="string">
            <text:p>GVT_Ofc.png</text:p>
          </table:table-cell>
          <table:table-cell office:value-type="string" calcext:value-type="string">
            <text:p>Nucleo da Primeira Guar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GVT_Ofc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PNG</text:span>/GVT_Ofc.png</text:p>
          </table:table-cell>
          <table:table-cell office:value-type="string" calcext:value-type="string">
            <text:p>Brigada da Primeira Guar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GVT_Ofc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Executiva</text:p>
          </table:table-cell>
          <table:table-cell office:value-type="string" calcext:value-type="string">
            <text:p><text:span text:style-name="T7">PNG</text:span>/tuiteria_Coat.png</text:p>
          </table:table-cell>
          <table:table-cell office:value-type="string" calcext:value-type="string">
            <text:p>Nucleo da Guarda Presiden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tuiteria_Coa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7">PNG</text:span>/tuiteria_Coat.png</text:p>
          </table:table-cell>
          <table:table-cell office:value-type="string" calcext:value-type="string">
            <text:p>Brigada da Guarda Presiden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tuiteria_Coat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Executiva</text:p>
          </table:table-cell>
          <table:table-cell office:value-type="string" calcext:value-type="string">
            <text:p><text:span text:style-name="T7">PNG</text:span>/UCPPS_Coat.png</text:p>
          </table:table-cell>
          <table:table-cell office:value-type="string" calcext:value-type="string">
            <text:p>Nucleo da Guarda da Chancel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UCPPS_Coat.p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7">PNG</text:span>/UCPPS_Coat.png</text:p>
          </table:table-cell>
          <table:table-cell office:value-type="string" calcext:value-type="string">
            <text:p>Brigada a Guarda da Chancel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UCPPS_Coat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Legislativa</text:p>
          </table:table-cell>
          <table:table-cell office:value-type="string" calcext:value-type="string">
            <text:p><text:span text:style-name="T7">PNG</text:span>/alguma_Coat.png</text:p>
          </table:table-cell>
          <table:table-cell office:value-type="string" calcext:value-type="string">
            <text:p>Nucleo da Guarda do Sena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lguma_Coat.p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7">PNG</text:span>/alguma_Coat.png</text:p>
          </table:table-cell>
          <table:table-cell office:value-type="string" calcext:value-type="string">
            <text:p>Brigada da Guarda do Sena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lguma_Coat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Legislativa</text:p>
          </table:table-cell>
          <table:table-cell office:value-type="string" calcext:value-type="string">
            <text:p><text:span text:style-name="T7">PNG</text:span>/galinhas_Coat.png</text:p>
          </table:table-cell>
          <table:table-cell office:value-type="string" calcext:value-type="string">
            <text:p>Nucleo da Guara do Congress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galinhas_Coat.p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7">PNG</text:span>/galinhas_Coat.png</text:p>
          </table:table-cell>
          <table:table-cell office:value-type="string" calcext:value-type="string">
            <text:p>Brigada da Guarda do Congress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galinhas_Coat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Legislativa</text:p>
          </table:table-cell>
          <table:table-cell office:value-type="string" calcext:value-type="string">
            <text:p><text:span text:style-name="T7">PNG</text:span>/maconhia_Coat.png</text:p>
          </table:table-cell>
          <table:table-cell office:value-type="string" calcext:value-type="string">
            <text:p>Nucleo da Guarda da Assemble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maconhia_Coat.p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7">PNG</text:span>/maconhia_Coat.png</text:p>
          </table:table-cell>
          <table:table-cell office:value-type="string" calcext:value-type="string">
            <text:p>Brigada da Guarda da Assemblé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maconhia_Coat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Judiciária</text:p>
          </table:table-cell>
          <table:table-cell office:value-type="string" calcext:value-type="string">
            <text:p><text:span text:style-name="T7">PNG</text:span>/NOF_Flag.png</text:p>
          </table:table-cell>
          <table:table-cell office:value-type="string" calcext:value-type="string">
            <text:p>Nucleo da Guarda Judicial da Procurado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NOF_Flag.p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7">PNG</text:span>/NOF_Flag.png</text:p>
          </table:table-cell>
          <table:table-cell office:value-type="string" calcext:value-type="string">
            <text:p>Brigada da Guarda Judicial da Procurado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NOF_Flag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Judiciária</text:p>
          </table:table-cell>
          <table:table-cell office:value-type="string" calcext:value-type="string">
            <text:p><text:span text:style-name="T7">PNG</text:span>/tuiteria_Flag_AF.png</text:p>
          </table:table-cell>
          <table:table-cell office:value-type="string" calcext:value-type="string">
            <text:p>Nucleo da Guarda Judicial da Advoca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tuiteria_Flag_AF.p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7">PNG</text:span>/tuiteria_Flag_AF.png</text:p>
          </table:table-cell>
          <table:table-cell office:value-type="string" calcext:value-type="string">
            <text:p>Brigada da Guarda Judicial da Advoca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tuiteria_Flag_AF.png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Judiciária</text:p>
          </table:table-cell>
          <table:table-cell office:value-type="string" calcext:value-type="string">
            <text:p><text:span text:style-name="T7">PNG</text:span>/NOF_Flag.png</text:p>
          </table:table-cell>
          <table:table-cell office:value-type="string" calcext:value-type="string">
            <text:p>Nucleo da Guarda da Guarda Judicial das Cort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8">PNG</text:span><text:span text:style-name="T19">/NOF_Flag.png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8">PNG</text:span><text:span text:style-name="T19">/NOF_Flag.png</text:span></text:p>
          </table:table-cell>
          <table:table-cell office:value-type="string" calcext:value-type="string">
            <text:p>Brigada da Guarda Judicial das Cort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8">PNG</text:span><text:span text:style-name="T19">/NOF_Flag.png</text:span>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6"/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NG/AFU_super.png</text:p>
          </table:table-cell>
          <table:table-cell office:value-type="string" calcext:value-type="string">
            <text:p>1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super.png</text:p>
          </table:table-cell>
          <table:table-cell table:number-columns-repeated="5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NG/AFU_super.png</text:p>
          </table:table-cell>
          <table:table-cell office:value-type="string" calcext:value-type="string">
            <text:p>2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super.png</text:p>
          </table:table-cell>
          <table:table-cell table:number-columns-repeated="5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NG/AFU_ataq.png</text:p>
          </table:table-cell>
          <table:table-cell office:value-type="string" calcext:value-type="string">
            <text:p>1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taq.png</text:p>
          </table:table-cell>
          <table:table-cell table:number-columns-repeated="5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NG/AFU_ataq.png</text:p>
          </table:table-cell>
          <table:table-cell office:value-type="string" calcext:value-type="string">
            <text:p>2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taq.png</text:p>
          </table:table-cell>
          <table:table-cell table:number-columns-repeated="5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1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2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1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2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/>
          <table:table-cell/>
          <table:table-cell table:style-name="ce147"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Policia Aeronautica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1 Brigada de Policia Aeronau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NG/AFU_super.png</text:p>
          </table:table-cell>
          <table:table-cell office:value-type="string" calcext:value-type="string">
            <text:p>3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super.png</text:p>
          </table:table-cell>
          <table:table-cell table:number-columns-repeated="5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NG/AFU_super.png</text:p>
          </table:table-cell>
          <table:table-cell office:value-type="string" calcext:value-type="string">
            <text:p>4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super.png</text:p>
          </table:table-cell>
          <table:table-cell table:number-columns-repeated="5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NG/AFU_ataq.png</text:p>
          </table:table-cell>
          <table:table-cell office:value-type="string" calcext:value-type="string">
            <text:p>3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taq.png</text:p>
          </table:table-cell>
          <table:table-cell table:number-columns-repeated="5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NG/AFU_ataq.png</text:p>
          </table:table-cell>
          <table:table-cell office:value-type="string" calcext:value-type="string">
            <text:p>4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taq.png</text:p>
          </table:table-cell>
          <table:table-cell table:number-columns-repeated="5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3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4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3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/>
          <table:table-cell table:number-columns-repeated="1002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4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/>
          <table:table-cell table:number-columns-repeated="1002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Policia Aeronautica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2 Brigada de Policia Aeronau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AF_mar_Coat.png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NG/AFU_port.png</text:p>
          </table:table-cell>
          <table:table-cell office:value-type="string" calcext:value-type="string">
            <text:p>1 Frota Capitân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rt.png</text:p>
          </table:table-cell>
          <table:table-cell table:style-name="ce128" office:value-type="string" calcext:value-type="string">
            <text:p>Projection (Porta Aviao)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style-name="ce128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number-columns-repeated="2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office:value-type="string" calcext:value-type="string">
            <text:p>Sub(Nuclear)</text:p>
          </table:table-cell>
          <table:table-cell table:number-columns-repeated="1001"/>
        </table:table-row>
        <table:table-row table:style-name="ro13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AF_mar_Coat.png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1 Frota Operativ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style-name="ce128" office:value-type="string" calcext:value-type="string">
            <text:p>Projection (Porta Helicoptero Anfíbio)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style-name="ce128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number-columns-repeated="2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AF_mar_Coat.png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1 Frota d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2" table:style-name="ce128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style-name="ce128" office:value-type="string" calcext:value-type="string">
            <text:p>Sub(Diesel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AF_mar_Coat.png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2 Frota d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2" table:style-name="ce128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style-name="ce128" office:value-type="string" calcext:value-type="string">
            <text:p>Sub(Diesel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AF_mar_Coat.png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3 Frota d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2" table:style-name="ce128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style-name="ce128" office:value-type="string" calcext:value-type="string">
            <text:p>Sub(Diesel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Policia da Marinha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1 Brigada de Policia Milt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NG/AFU_dvet.png</text:p>
          </table:table-cell>
          <table:table-cell office:value-type="string" calcext:value-type="string">
            <text:p>1 Brigada de Armas Especia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dvet.png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1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1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2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2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3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3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4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4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5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5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6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6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7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7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8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a Policia do Exercito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3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1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a Policia do Exercito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4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2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1 Brigada de Armas Especia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1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1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2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2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3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3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4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NG/AFU_dvet.png</text:p>
          </table:table-cell>
          <table:table-cell office:value-type="string" calcext:value-type="string">
            <text:p>4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dvet.png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5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5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6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6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7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inf.png</text:p>
          </table:table-cell>
          <table:table-cell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7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<text:span text:style-name="T7">PNG</text:span>/AF_terra_Coat.png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8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rt.png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28" office:value-type="string" calcext:value-type="string">
            <text:p>Fuzileiros Terrestres</text:p>
          </table:table-cell>
          <table:table-cell table:number-columns-repeated="2" table:style-name="ce128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a Policia do Exercito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1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1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a Policia do Exercito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2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2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5.7797, 'lon': -47.9297}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5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9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5.7797, 'lon': -47.9297}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5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9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0.1842, 'lon': -48.3337}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6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0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0.1842, 'lon': -48.3337}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6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0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0.9472, 'lon': -37.0731}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7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0.9472, 'lon': -37.0731}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7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9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9 Superintendencia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table:style-name="ce123" office:value-type="string" calcext:value-type="string">
            <text:p>{'lat': -14.8661, 'lon': -40.8394}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1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1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1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style-name="ce122"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table:style-name="ce123" office:value-type="string" calcext:value-type="string">
            <text:p>{'lat': -13.2550, 'lon': -43.4181}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2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2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2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style-name="ce122"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table:style-name="ce123" office:value-type="string" calcext:value-type="string">
            <text:p>{'lat': -5.5264, 'lon': -47.4913}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3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3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3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style-name="ce122" table:number-columns-repeated="1001"/>
        </table:table-row>
        <table:table-row table:style-name="ro11">
          <table:table-cell office:value-type="string" calcext:value-type="string">
            <text:p>Forces Policia</text:p>
          </table:table-cell>
          <table:table-cell table:style-name="ce123" office:value-type="string" calcext:value-type="string">
            <text:p>{'lat': -9.3986, 'lon': -40.5008}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4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4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4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style-name="ce122"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7.5321, 'lon': -46.0350}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5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5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5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5.3807, 'lon': -49.1327}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6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6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6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16.7282, 'lon': -43.8578}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7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7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7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18.9128, 'lon': -48.2755}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8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8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8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18.9128, 'lon': -48.2755}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9 Intendência da Força Nacional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string" calcext:value-type="string">
            <text:p>9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_policia_Coat.p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pan text:style-name="T7">PNG</text:span>/AFU_guana.png</text:p>
          </table:table-cell>
          <table:table-cell office:value-type="string" calcext:value-type="string">
            <text:p>9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PNG</text:span>/AFU_guana.png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NG/AFU_super.png</text:p>
          </table:table-cell>
          <table:table-cell office:value-type="string" calcext:value-type="string">
            <text:p>5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super.png</text:p>
          </table:table-cell>
          <table:table-cell table:number-columns-repeated="5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2" table:style-name="ce128" office:value-type="string" calcext:value-type="string">
            <text:p>Aerosuperior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NG/AFU_super.png</text:p>
          </table:table-cell>
          <table:table-cell office:value-type="string" calcext:value-type="string">
            <text:p>6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super.png</text:p>
          </table:table-cell>
          <table:table-cell table:number-columns-repeated="5" table:style-name="ce128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2" table:style-name="ce128" office:value-type="string" calcext:value-type="string">
            <text:p>Aerosuperior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NG/AFU_ataq.png</text:p>
          </table:table-cell>
          <table:table-cell office:value-type="string" calcext:value-type="string">
            <text:p>5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taq.png</text:p>
          </table:table-cell>
          <table:table-cell table:number-columns-repeated="5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2" table:style-name="ce128" office:value-type="string" calcext:value-type="string">
            <text:p>Aerosolo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NG/AFU_ataq.png</text:p>
          </table:table-cell>
          <table:table-cell office:value-type="string" calcext:value-type="string">
            <text:p>6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taq.png</text:p>
          </table:table-cell>
          <table:table-cell table:number-columns-repeated="5" table:style-name="ce128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2" table:style-name="ce128" office:value-type="string" calcext:value-type="string">
            <text:p>Aerosolo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5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2" table:style-name="ce128" office:value-type="string" calcext:value-type="string">
            <text:p>Aeropatrol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6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2" table:style-name="ce128" office:value-type="string" calcext:value-type="string">
            <text:p>Aeropatrol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5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AF_ar_Coat.png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6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/>
          <table:table-cell table:number-columns-repeated="1002"/>
        </table:table-row>
        <table:table-row table:style-name="ro11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Policia Aeronautica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NG/AFU_pm.png</text:p>
          </table:table-cell>
          <table:table-cell office:value-type="string" calcext:value-type="string">
            <text:p>3 Brigada de Policia Aeronau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m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Forces Auxiliar</text:p>
          </table:table-cell>
          <table:table-cell table:style-name="Default" office:value-type="string" calcext:value-type="string">
            <text:p>{'lat': -16.7282, 'lon': -43.8578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Primeira Auxiliar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1 Ala Auxi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ar_Coat.p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NG/AFU_aero.png</text:p>
          </table:table-cell>
          <table:table-cell office:value-type="string" calcext:value-type="string">
            <text:p>1 Grupo de Aviação de Carg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ero.png</text:p>
          </table:table-cell>
          <table:table-cell table:number-columns-repeated="5" table:style-name="ce128" office:value-type="string" calcext:value-type="string">
            <text:p>Aerocargo</text:p>
          </table:table-cell>
          <table:table-cell office:value-type="string" calcext:value-type="string">
            <text:p>Aerocargo</text:p>
          </table:table-cell>
          <table:table-cell table:number-columns-repeated="3" table:style-name="ce128" office:value-type="string" calcext:value-type="string">
            <text:p>Aerocargo</text:p>
          </table:table-cell>
          <table:table-cell office:value-type="string" calcext:value-type="string">
            <text:p>Aerocarg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gunda Auxiliar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1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1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number-columns-repeated="5" table:style-name="ce128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3" table:style-name="ce128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gunda Auxiliar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2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2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number-columns-repeated="5" table:style-name="ce128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3" table:style-name="ce128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Terceira Auxiliar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3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3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number-columns-repeated="5" table:style-name="ce128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3" table:style-name="ce128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Terceira Auxiliar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4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_mar_Coat.p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NG/AFU_mague.png</text:p>
          </table:table-cell>
          <table:table-cell office:value-type="string" calcext:value-type="string">
            <text:p>4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mague.png</text:p>
          </table:table-cell>
          <table:table-cell table:number-columns-repeated="5" table:style-name="ce128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3" table:style-name="ce128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1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1 Brigada de Logistica Doméstic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2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2 Brigada de Logistica Doméstic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3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3 Brigada de Logistica Doméstic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4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4 Brigada de Logistica Doméstic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in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5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1 Brigada Auxiliari Domestic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2" table:style-name="Default" office:value-type="string" calcext:value-type="string">
            <text:p>Cibernética de Casa</text:p>
          </table:table-cell>
          <table:table-cell table:number-columns-repeated="5" table:style-name="Default" office:value-type="string" calcext:value-type="string">
            <text:p>Mecânica de Casa</text:p>
          </table:table-cell>
          <table:table-cell table:number-columns-repeated="3" table:style-name="Default" office:value-type="string" calcext:value-type="string">
            <text:p>Medicin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in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6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2 Brigada Auxiliari Domestic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2" table:style-name="Default" office:value-type="string" calcext:value-type="string">
            <text:p>Cibernética de Casa</text:p>
          </table:table-cell>
          <table:table-cell table:number-columns-repeated="5" table:style-name="Default" office:value-type="string" calcext:value-type="string">
            <text:p>Mecânica de Casa</text:p>
          </table:table-cell>
          <table:table-cell table:number-columns-repeated="3" table:style-name="Default" office:value-type="string" calcext:value-type="string">
            <text:p>Medicin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x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7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1 Brigada Auxiliar de Combate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xt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8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2 Brigada Auxiliar de Combate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tim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9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3 Brigada Auxiliar de Combate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tima Auxiliar</text:p>
          </table:table-cell>
          <table:table-cell table:style-name="Default" office:value-type="string" calcext:value-type="string">
            <text:p>PNG/AF_auxiliar_Coat.png</text:p>
          </table:table-cell>
          <table:table-cell table:style-name="Default" office:value-type="string" calcext:value-type="string">
            <text:p>10 Auxiliaria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PNG/AFU_art.png</text:p>
          </table:table-cell>
          <table:table-cell table:style-name="Default" office:value-type="string" calcext:value-type="string">
            <text:p>4 Brigada Auxiliar de Combate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PNG/AF_auxiliar_Coat.png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1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1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2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2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NG/AFU_polex.png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polex.png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6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AFU_axex.png</text:p>
          </table:table-cell>
          <table:table-cell office:value-type="string" calcext:value-type="string">
            <text:p>1 Divizão de Auxiliari Expedicionar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xex.p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NG/AFU_axex.png</text:p>
          </table:table-cell>
          <table:table-cell office:value-type="string" calcext:value-type="string">
            <text:p>Brigada de Auxiliari Expedicionar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AFU_axex.png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/>
          <table:table-cell table:style-name="ce128"/>
          <table:table-cell table:style-name="Default" table:number-columns-repeated="18"/>
          <table:table-cell table:number-columns-repeated="1001"/>
        </table:table-row>
        <table:table-row table:style-name="ro8" table:number-rows-repeated="2">
          <table:table-cell table:style-name="Default" table:number-columns-repeated="2"/>
          <table:table-cell/>
          <table:table-cell table:style-name="Default" table:number-columns-repeated="20"/>
          <table:table-cell table:number-columns-repeated="1001"/>
        </table:table-row>
        <table:table-row table:style-name="ro8">
          <table:table-cell table:style-name="Default"/>
          <table:table-cell table:style-name="ce126" table:number-columns-repeated="2"/>
          <table:table-cell table:style-name="Default" table:number-columns-repeated="20"/>
          <table:table-cell table:number-columns-repeated="1001"/>
        </table:table-row>
      </table:table>
      <table:named-expressions/>
      <table:database-ranges>
        <table:database-range table:name="__Anonymous_Sheet_DB__0" table:target-range-address="Unidades.A1:Unidades.AR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5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8:33:19.089583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30T02:17:26.708006763</meta:creation-date>
    <dc:date>2024-12-14T18:32:07.171169852</dc:date>
    <meta:editing-duration>P3DT16H17M37S</meta:editing-duration>
    <meta:editing-cycles>229</meta:editing-cycles>
    <meta:generator>LibreOffice/6.4.7.2$Linux_X86_64 LibreOffice_project/40$Build-2</meta:generator>
    <meta:document-statistic meta:table-count="2" meta:cell-count="6099" meta:object-count="0"/>
    <meta:user-defined meta:name="qrichtext">1</meta:user-defined>
  </office:meta>
</office:document-meta>
</file>